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나눔고딕" svg:font-family="나눔고딕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 Gothic" svg:font-family="'Nanum Gothic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ee88" officeooo:paragraph-rsid="0011ee88"/>
    </style:style>
    <style:style style:name="P2" style:family="paragraph" style:parent-style-name="Table_20_Contents">
      <style:text-properties style:font-name="Nanum Gothic" fo:font-size="10pt" style:font-name-asian="Nanum Gothic" style:font-size-asian="10pt" style:font-size-complex="10pt"/>
    </style:style>
    <style:style style:name="P3" style:family="paragraph" style:parent-style-name="Table_20_Contents">
      <style:text-properties style:font-name="Nanum Gothic" fo:font-size="10pt" officeooo:paragraph-rsid="00122a0b" style:font-name-asian="Nanum Gothic" style:font-size-asian="10pt" style:font-size-complex="10pt"/>
    </style:style>
    <style:style style:name="P4" style:family="paragraph" style:parent-style-name="Table_20_Contents">
      <style:text-properties style:font-name="Nanum Gothic" fo:font-size="10pt" officeooo:paragraph-rsid="0011ee88" style:font-name-asian="Nanum Gothic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Nanum Gothic" fo:font-size="10pt" style:font-name-asian="Nanum Gothic" style:font-size-asian="10pt" style:font-size-complex="10pt"/>
    </style:style>
    <style:style style:name="P6" style:family="paragraph" style:parent-style-name="Table_20_Contents">
      <style:text-properties style:font-name="Nanum Gothic" fo:font-size="10pt" officeooo:rsid="001648dc" style:font-name-asian="Nanum Gothic" style:font-size-asian="10pt" style:font-size-complex="10pt"/>
    </style:style>
    <style:style style:name="T1" style:family="text">
      <style:text-properties officeooo:rsid="0011ee88"/>
    </style:style>
    <style:style style:name="T2" style:family="text">
      <style:text-properties officeooo:rsid="00122a0b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54f80" style:font-size-asian="13pt" style:font-weight-asian="bold" style:font-size-complex="13pt" style:font-weight-complex="bold"/>
    </style:style>
    <style:style style:name="T5" style:family="text">
      <style:text-properties fo:font-size="13pt" fo:font-weight="bold" style:font-size-asian="13pt" style:language-asian="ko" style:country-asian="KR" style:font-weight-asian="bold" style:font-size-complex="13pt" style:font-weight-complex="bold"/>
    </style:style>
    <style:style style:name="T6" style:family="text">
      <style:text-properties officeooo:rsid="00122a0b" style:language-asian="ko" style:country-asian="KR"/>
    </style:style>
    <style:style style:name="T7" style:family="text">
      <style:text-properties officeooo:rsid="00154f80" style:language-asian="ko" style:country-asian="KR"/>
    </style:style>
    <style:style style:name="T8" style:family="text">
      <style:text-properties style:font-name="나눔고딕" fo:font-size="13pt" fo:font-weight="bold" style:font-name-asian="나눔고딕" style:font-size-asian="13pt" style:font-weight-asian="bold" style:font-size-complex="13pt" style:font-weight-complex="bold"/>
    </style:style>
    <style:style style:name="T9" style:family="text">
      <style:text-properties style:font-name="나눔고딕" fo:font-size="13pt" fo:font-weight="bold" officeooo:rsid="00154f80" style:font-name-asian="나눔고딕" style:font-size-asian="13pt" style:font-weight-asian="bold" style:font-size-complex="13pt" style:font-weight-complex="bold"/>
    </style:style>
    <style:style style:name="T10" style:family="text">
      <style:text-properties style:font-name="나눔고딕" fo:font-size="13pt" fo:font-weight="bold" style:font-name-asian="나눔고딕" style:font-size-asian="13pt" style:language-asian="ko" style:country-asian="KR" style:font-weight-asian="bold" style:font-size-complex="13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4f80" style:font-weight-asian="bold" style:font-weight-complex="bold"/>
    </style:style>
    <style:style style:name="T13" style:family="text">
      <style:text-properties fo:font-weight="bold" style:language-asian="ko" style:country-asian="KR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row>
          <table:table-cell table:style-name="표1.A1" office:value-type="string">
            <text:p text:style-name="P5"><text:s text:c="18"/><text:span text:style-name="T12">CLOUD</text:span><text:span text:style-name="T11"> 동아리</text:span><text:span text:style-name="T13"> </text:span><text:span text:style-name="T11">회장 적합성 증명서</text:span> <text:s text:c="15"/>이름:</text:p>
          </table:table-cell>
        </table:table-row>
        <table:table-row>
          <table:table-cell table:style-name="표1.A2" office:value-type="string">
            <text:p text:style-name="P4">1. <text:span text:style-name="T1">CLOUD를 보정고등학교의 대표 동아리로 만들기 위해서 무엇을 하고 싶은지 생각해 보신 적이 있으십니까? 지원자 귀하는 무엇을 하고 싶고, 무엇을 할 수 있으며, 무엇을 할 계획입니까?</text:span></text:p>
          </table:table-cell>
        </table:table-row>
        <table:table-row>
          <table:table-cell table:style-name="표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표1.A2" office:value-type="string">
            <text:p text:style-name="P2">2. 후배와 선배를 바라보는 자신의 관점을 자세하게 기술해 주십시오.</text:p>
            <text:p text:style-name="P3"><text:s text:c="4"/>가식적이거나 작위적이라 보이는 내용이 있으면 감점 요인이 됩니다. </text:p>
            <text:p text:style-name="P3"><text:s text:c="4"/>어떤 생각이어도 좋으니 자신의 솔직한 생각을 써 주십시오.</text:p>
          </table:table-cell>
        </table:table-row>
        <table:table-row>
          <table:table-cell table:style-name="표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표1.A2" office:value-type="string">
            <text:p text:style-name="P2">3. 자신의 리더쉽, 통솔력을 증명할 사항이 있으면 기술해 주십시오.</text:p>
            <text:p text:style-name="P2"><text:s text:c="4"/>예를 들어 반장, 부반장 활동이나, 타동아리에서 리더를 한 경험이 있으면 기술해 주십시오.</text:p>
          </table:table-cell>
        </table:table-row>
        <table:table-row>
          <table:table-cell table:style-name="표1.A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표1.A2" office:value-type="string">
            <text:p text:style-name="P3">4. 현재 <text:span text:style-name="T2">CLOUD가 직면하고 있는 문제는 </text:span><text:span text:style-name="T6">보유한 컴퓨터의 성능 개선과 관리</text:span><text:span text:style-name="T2">, 3D</text:span><text:span text:style-name="T6">프린터의 향후 관리 및 사용 문제, 그리고 </text:span><text:span text:style-name="T2">내년에 새로 들어올 신입생 교육 </text:span><text:span text:style-name="T6">및 </text:span><text:span text:style-name="T7">2학년 재교육</text:span><text:span text:style-name="T2">입니다. 이 문제의 해결책에 대해 좋은 아이디어나 지금까지 가지고 있던 생각이 있으면 적어 주십시오. </text:span></text:p>
          </table:table-cell>
        </table:table-row>
        <table:table-row>
          <table:table-cell table:style-name="표1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나눔고딕" svg:font-family="나눔고딕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 Gothic" svg:font-family="'Nanum Gothic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나눔고딕1" style:font-size-asian="10.5pt" style:language-asian="ko" style:country-asian="KR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나눔고딕1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icarus </meta:initial-creator>
    <meta:creation-date>2013-08-13T16:07:40</meta:creation-date>
    <dc:date>2016-02-06T11:59:40.333504000</dc:date>
    <meta:editing-duration>PT8M56S</meta:editing-duration>
    <meta:editing-cycles>4</meta:editing-cycles>
    <meta:generator>LibreOffice/4.4.5.2$MacOSX_X86_64 LibreOffice_project/a22f674fd25a3b6f45bdebf25400ed2adff0ff99</meta:generator>
    <meta:document-statistic meta:table-count="1" meta:image-count="0" meta:object-count="0" meta:page-count="1" meta:paragraph-count="8" meta:word-count="352" meta:character-count="525" meta:non-whitespace-character-count="369"/>
  </office:meta>
</office:document-meta>
</file>